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37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4-08_02-33-09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4-08_02-33-13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4-08_08-49-37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4-08_08-56-19_000.jpg</text:p>
          </table:table-cell>
          <table:table-cell table:style-name="ce34" office:value-type="string">
            <text:p>:m :i 1*1 / music:composition / topic=shino,content=メロディーの分類。４拍、４小節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i 1*1 / music:composition / topic=shino,content=メロディーの分類。４拍、４小節,other=~">
            <text:p>:m :i 1*1 / music:composition / topic=shino,content=メロディーの分類。４拍、４小節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4-08_14-54-46_000.jpg</text:p>
          </table:table-cell>
          <table:table-cell table:style-name="ce34" office:value-type="string">
            <text:p>:m RES 1*3 / free# JVEMV6 68#_221:1 / 68. theoretical-physics(tp) / w=,topics=慣性力；運動方程式：２次元,other=memo+:-1.1,doc=r-8-1~4.1.6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1*3 / free# JVEMV6 68#_221:1 / 68. theoretical-physics(tp) / w=,topics=慣性力；運動方程式：２次元,other=memo+:-1.1,doc=r-8-1~4.1.6">
            <text:p>:m RES 1*3 / free# JVEMV6 68#_221:1 / 68. theoretical-physics(tp) / w=,topics=慣性力；運動方程式：２次元,other=memo+:-1.1,doc=r-8-1~4.1.6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4-08_14-55-10_000.jpg</text:p>
          </table:table-cell>
          <table:table-cell table:style-name="ce34" office:value-type="string">
            <text:p>:m RES 2*3 / free# JVEMV6 68#_221:1 / 68. theoretical-physics(tp) / w=,topics=慣性力；運動方程式：２次元,other=found+,doc=r-8-1~4.1.6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2*3 / free# JVEMV6 68#_221:1 / 68. theoretical-physics(tp) / w=,topics=慣性力；運動方程式：２次元,other=found+,doc=r-8-1~4.1.6">
            <text:p>:m RES 2*3 / free# JVEMV6 68#_221:1 / 68. theoretical-physics(tp) / w=,topics=慣性力；運動方程式：２次元,other=found+,doc=r-8-1~4.1.6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4-08_14-55-26_000.jpg</text:p>
          </table:table-cell>
          <table:table-cell table:style-name="ce34" office:value-type="string">
            <text:p>:m RES 3*3 / free# JVEMV6 68#_221:1 / 68. theoretical-physics(tp) / w=,topics=慣性力；運動方程式：２次元,other=~,doc=r-8-1~4.1.6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3*3 / free# JVEMV6 68#_221:1 / 68. theoretical-physics(tp) / w=,topics=慣性力；運動方程式：２次元,other=~,doc=r-8-1~4.1.6">
            <text:p>:m RES 3*3 / free# JVEMV6 68#_221:1 / 68. theoretical-physics(tp) / w=,topics=慣性力；運動方程式：２次元,other=~,doc=r-8-1~4.1.6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4-08_15-36-17_000.jpg</text:p>
          </table:table-cell>
          <table:table-cell table:style-name="ce34" office:value-type="string">
            <text:p>:m :篠笛,shinobue #*# / session-memo / s.1~* / memo,theme=fingering:dai-kan,content=~,for=list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:篠笛,shinobue #*# / session-memo / s.1~* / memo,theme=fingering:dai-kan,content=~,for=list,other=~">
            <text:p>:m :篠笛,shinobue #*# / session-memo / s.1~* / memo,theme=fingering:dai-kan,content=~,for=list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4-08_18-02-13_000.jpg</text:p>
          </table:table-cell>
          <table:table-cell table:style-name="ce34" office:value-type="string">
            <text:p>:m #*# RES / JVEMV6 64#156_2.1_manyoo_1 / 『萬葉集①　巻第一～巻第四』 / w=中大兄皇子；大津市 / p.35 / topic=~,other=~,publisher=小学館,doc-id=YS9F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#*# RES / JVEMV6 64#156_2.1_manyoo_1 / 『萬葉集①　巻第一～巻第四』 / w=中大兄皇子；大津市 / p.35 / topic=~,other=~,publisher=小学館,doc-id=YS9F">
            <text:p>:m #*# RES / JVEMV6 64#156_2.1_manyoo_1 / 『萬葉集①　巻第一～巻第四』 / w=中大兄皇子；大津市 / p.35 / topic=~,other=~,publisher=小学館,doc-id=YS9F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9">2022/04/09</text:date>, <text:time>10:11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09T10:11:29.24</dc:date>
    <dc:creator>iwabuchi ken</dc:creator>
    <meta:editing-duration>P45DT13H50M29S</meta:editing-duration>
    <meta:editing-cycles>14889</meta:editing-cycles>
    <meta:document-statistic meta:table-count="2" meta:cell-count="479" meta:object-count="0"/>
    <meta:user-defined meta:name="qrichtext">1</meta:user-defined>
  </office:meta>
</office:document-meta>
</file>